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64a8" officeooo:paragraph-rsid="000164a8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4e4ac" officeooo:paragraph-rsid="0004e4a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officeooo:rsid="0001e42e" officeooo:paragraph-rsid="0001e42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06d606"/>
    </style:style>
    <style:style style:name="P9" style:family="paragraph" style:parent-style-name="Table_20_Contents">
      <style:paragraph-properties fo:text-align="center" style:justify-single-word="false"/>
      <style:text-properties officeooo:rsid="0006d606" officeooo:paragraph-rsid="0006d606"/>
    </style:style>
    <style:style style:name="T1" style:family="text">
      <style:text-properties officeooo:rsid="0001e42e"/>
    </style:style>
    <style:style style:name="T2" style:family="text">
      <style:text-properties officeooo:rsid="00028638"/>
    </style:style>
    <style:style style:name="T3" style:family="text">
      <style:text-properties officeooo:rsid="00069897"/>
    </style:style>
    <style:style style:name="T4" style:family="text">
      <style:text-properties officeooo:rsid="0007077c"/>
    </style:style>
    <style:style style:name="T5" style:family="text">
      <style:text-properties officeooo:rsid="00078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e l’existant</text:p>
      <text:p text:style-name="P1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4">Site ou système étudié</text:p>
          </table:table-cell>
          <table:table-cell table:style-name="Tableau1.A1" office:value-type="string">
            <text:p text:style-name="P4">Fonctionnalités intéressantes</text:p>
          </table:table-cell>
          <table:table-cell table:style-name="Tableau1.C1" office:value-type="string">
            <text:p text:style-name="P2">Fonctionnalités à ne pas retenir</text:p>
            <text:p text:style-name="P5"/>
          </table:table-cell>
        </table:table-row>
        <table:table-row>
          <table:table-cell table:style-name="Tableau1.A2" office:value-type="string">
            <text:p text:style-name="P6">Elève</text:p>
          </table:table-cell>
          <table:table-cell table:style-name="Tableau1.A2" office:value-type="string">
            <text:p text:style-name="P7">-<text:span text:style-name="T1">Saisie de note pour chaque élève</text:span></text:p>
            <text:p text:style-name="P7">-<text:span text:style-name="T1">Coefficients</text:span></text:p>
            <text:p text:style-name="P7">-<text:span text:style-name="T1">Moyennes</text:span></text:p>
            <text:p text:style-name="P7"/>
          </table:table-cell>
          <table:table-cell table:style-name="Tableau1.C2" office:value-type="string">
            <text:p text:style-name="P7">-<text:span text:style-name="T2">Séparation des notes en trimestre</text:span></text:p>
            <text:p text:style-name="P7">-<text:span text:style-name="T2">Classement des notes en fonction des matières et professeurs</text:span></text:p>
          </table:table-cell>
        </table:table-row>
        <table:table-row>
          <table:table-cell table:style-name="Tableau1.A2" office:value-type="string">
            <text:p text:style-name="P9">GEPI</text:p>
          </table:table-cell>
          <table:table-cell table:style-name="Tableau1.A2" office:value-type="string">
            <text:p text:style-name="P8">-<text:span text:style-name="T3">Commentaires</text:span></text:p>
            <text:p text:style-name="P8">-<text:span text:style-name="T4">Bulletin (=récapitulatif)</text:span></text:p>
          </table:table-cell>
          <table:table-cell table:style-name="Tableau1.C2" office:value-type="string">
            <text:p text:style-name="P7">-<text:span text:style-name="T5">Type de l’évaluation (oral ou écrit)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4:27:02.243896423</meta:creation-date>
    <dc:date>2017-09-15T15:09:04.075296912</dc:date>
    <meta:editing-duration>PT19M28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14" meta:word-count="47" meta:character-count="339" meta:non-whitespace-character-count="306"/>
  </office:meta>
</office:document-meta>
</file>